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.768cm" fo:min-width="4.984cm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4.232cm" fo:min-width="4.984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.484cm" svg:height="1.018cm" svg:x="11.75cm" svg:y="1cm">
          <text:p text:style-name="P1"><text:span text:style-name="T1">Пользоват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484cm" svg:height="4.482cm" svg:x="11.75cm" svg:y="2.018cm">
          <text:p text:style-name="P3"><text:span text:style-name="T2">ID</text:span></text:p>
          <text:p text:style-name="P3"><text:span text:style-name="T2">ФИО</text:span></text:p>
          <text:p text:style-name="P3"><text:span text:style-name="T2">Логин</text:span></text:p>
          <text:p text:style-name="P3"><text:span text:style-name="T2">Пароль</text:span></text:p>
          <text:p text:style-name="P3"><text:span text:style-name="T2">Адрес проживания</text:span></text:p>
          <text:p text:style-name="P3"><text:span text:style-name="T2">ID заказ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484cm" svg:height="1.018cm" svg:x="11.75cm" svg:y="11.75cm">
          <text:p text:style-name="P1"><text:span text:style-name="T1">Зака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484cm" svg:height="4.482cm" svg:x="11.75cm" svg:y="12.768cm">
          <text:p text:style-name="P3"><text:span text:style-name="T2">ID пользователя</text:span></text:p>
          <text:p text:style-name="P3"><text:span text:style-name="T2">ID товара</text:span></text:p>
          <text:p text:style-name="P3"><text:span text:style-name="T2">Количество</text:span></text:p>
          <text:p text:style-name="P3"><text:span text:style-name="T2">ID заказа</text:span></text:p>
          <text:p text:style-name="P3"><text:span text:style-name="T2">Общая цена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484cm" svg:height="1.018cm" svg:x="1cm" svg:y="11.75cm">
          <text:p text:style-name="P1"><text:span text:style-name="T1">Магаз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484cm" svg:height="4.482cm" svg:x="1cm" svg:y="12.768cm">
          <text:p text:style-name="P3"><text:span text:style-name="T2">ID товара</text:span></text:p>
          <text:p text:style-name="P3"><text:span text:style-name="T2">Наименование</text:span></text:p>
          <text:p text:style-name="P3"><text:span text:style-name="T2">Характеристики</text:span></text:p>
          <text:p text:style-name="P3"><text:span text:style-name="T2">Цена за 1 шт.</text:span></text:p>
          <text:p text:style-name="P3"><text:span text:style-name="T2">Брен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484cm" svg:height="1.018cm" svg:x="11.75cm" svg:y="1cm">
          <text:p text:style-name="P1"><text:span text:style-name="T1">Пользоват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484cm" svg:height="1.018cm" svg:x="22.5cm" svg:y="11.75cm">
          <text:p text:style-name="P1"><text:span text:style-name="T1">Скла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484cm" svg:height="4.482cm" svg:x="22.5cm" svg:y="12.768cm">
          <text:p text:style-name="P3"><text:span text:style-name="T2">Адрес склада</text:span></text:p>
          <text:p text:style-name="P3"><text:span text:style-name="T2">ID товара</text:span></text:p>
          <text:p text:style-name="P3"><text:span text:style-name="T2">Кол-во товаров на складе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5cm" svg:y1="6.5cm" svg:x2="14.5cm" svg:y2="11.75cm">
          <text:p/>
        </draw:line>
        <draw:line draw:style-name="gr3" draw:text-style-name="P5" draw:layer="layout" svg:x1="14.5cm" svg:y1="11cm" svg:x2="14cm" svg:y2="11.75cm">
          <text:p/>
        </draw:line>
        <draw:line draw:style-name="gr3" draw:text-style-name="P5" draw:layer="layout" svg:x1="15cm" svg:y1="11.75cm" svg:x2="14.5cm" svg:y2="11cm">
          <text:p/>
        </draw:line>
        <draw:line draw:style-name="gr3" draw:text-style-name="P5" draw:layer="layout" svg:x1="17.25cm" svg:y1="14.5cm" svg:x2="22.5cm" svg:y2="14.5cm">
          <text:p/>
        </draw:line>
        <draw:line draw:style-name="gr3" draw:text-style-name="P5" draw:layer="layout" svg:x1="6.5cm" svg:y1="14.5cm" svg:x2="11.75cm" svg:y2="14.5cm">
          <text:p/>
        </draw:line>
        <draw:line draw:style-name="gr3" draw:text-style-name="P5" draw:layer="layout" svg:x1="7.25cm" svg:y1="14.5cm" svg:x2="6.5cm" svg:y2="15cm">
          <text:p/>
        </draw:line>
        <draw:line draw:style-name="gr4" draw:text-style-name="P5" draw:layer="layout" svg:x1="6.5cm" svg:y1="14cm" svg:x2="7.25cm" svg:y2="14.5cm">
          <text:p/>
        </draw:line>
        <draw:line draw:style-name="gr3" draw:text-style-name="P5" draw:layer="layout" svg:x1="18cm" svg:y1="14.5cm" svg:x2="17.25cm" svg:y2="14cm">
          <text:p/>
        </draw:line>
        <draw:line draw:style-name="gr3" draw:text-style-name="P5" draw:layer="layout" svg:x1="17.25cm" svg:y1="15cm" svg:x2="18cm" svg:y2="14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4-02-01T12:21:04.959062238</meta:creation-date>
    <dc:date>2024-02-01T14:38:03.829743577</dc:date>
    <meta:editing-duration>PT6M17S</meta:editing-duration>
    <meta:editing-cycles>1</meta:editing-cycles>
    <meta:document-statistic meta:object-count="18"/>
    <meta:generator>LibreOffice/7.2.4.1$Linux_X86_64 LibreOffice_project/20$Build-1</meta:generator>
  </office:meta>
</office:document-meta>
</file>